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draw:stroke-dash="Ultrafine_20_Dashed"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1cm" draw:marker-start="Arrowheads_20_1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4cm" fo:min-width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.576cm"/>
    </style:style>
    <style:style style:name="gr6" style:family="graphic" style:parent-style-name="objectwithoutfill">
      <style:graphic-properties svg:stroke-color="#0000ff" draw:marker-start="" draw:marker-end="Arrowheads_20_1" draw:fill="none" draw:textarea-vertical-align="middle"/>
    </style:style>
    <style:style style:name="gr7" style:family="graphic" style:parent-style-name="objectwithoutfill">
      <style:graphic-properties svg:stroke-color="#0000ff" draw:marker-end="Arrowheads_20_1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.64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4cm" fo:min-width="0.64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6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.642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3cm" fo:min-width="0.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9cm" fo:min-width="0.5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.64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2cm" fo:min-width="6.0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.6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0.576cm"/>
    </style:style>
    <style:style style:name="gr19" style:family="graphic" style:parent-style-name="objectwithoutfill">
      <style:graphic-properties svg:stroke-color="#0000ff" draw:marker-start="Arrowheads_20_1" draw:marker-end="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P5" style:family="paragraph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6.8cm" svg:height="20cm" svg:x="0.8cm" svg:y="0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985cm" svg:y1="1.784cm" svg:x2="1.985cm" svg:y2="9.138cm">
          <text:p/>
        </draw:line>
        <draw:line draw:style-name="gr3" draw:text-style-name="P1" draw:layer="layout" svg:x1="1.985cm" svg:y1="9.139cm" svg:x2="12.77cm" svg:y2="9.139cm">
          <text:p/>
        </draw:line>
        <draw:frame draw:style-name="gr4" draw:text-style-name="P2" draw:layer="layout" svg:width="1.062cm" svg:height="1.214cm" svg:x="0.824cm" svg:y="1.5cm">
          <draw:text-box>
            <text:p text:style-name="P2">T</text:p>
          </draw:text-box>
        </draw:frame>
        <draw:frame draw:style-name="gr5" draw:text-style-name="P3" draw:layer="layout" svg:width="1.057cm" svg:height="1.038cm" svg:x="11.743cm" svg:y="9.362cm">
          <draw:text-box>
            <text:p text:style-name="P3">S</text:p>
          </draw:text-box>
        </draw:frame>
        <draw:line draw:style-name="gr6" draw:text-style-name="P1" draw:layer="layout" svg:x1="9.07cm" svg:y1="4.496cm" svg:x2="5.033cm" svg:y2="4.496cm">
          <text:p/>
        </draw:line>
        <draw:path draw:style-name="gr7" draw:text-style-name="P1" draw:layer="layout" svg:width="3.134cm" svg:height="2.325cm" draw:transform="skewX (-0.0279252680319093) rotate (-1.68563899157612) translate (7.3510282306129cm 4.69790904727236cm)" svg:viewBox="0 0 3135 2326" svg:d="m0 2326c1907-1 3135-2326 3135-2326">
          <text:p/>
        </draw:path>
        <draw:line draw:style-name="gr7" draw:text-style-name="P1" draw:layer="layout" svg:x1="6.992cm" svg:y1="7.812cm" svg:x2="11.488cm" svg:y2="7.812cm">
          <text:p/>
        </draw:line>
        <draw:frame draw:style-name="gr8" draw:text-style-name="P3" draw:layer="layout" svg:width="1.122cm" svg:height="1.038cm" svg:x="11.654cm" svg:y="7.763cm">
          <draw:text-box>
            <text:p text:style-name="P3">1</text:p>
          </draw:text-box>
        </draw:frame>
        <draw:frame draw:style-name="gr9" draw:text-style-name="P3" draw:layer="layout" svg:width="1.122cm" svg:height="1.038cm" svg:x="11.488cm" svg:y="1.655cm">
          <draw:text-box>
            <text:p text:style-name="P3">2</text:p>
          </draw:text-box>
        </draw:frame>
        <draw:frame draw:style-name="gr10" draw:text-style-name="P3" draw:layer="layout" svg:width="1.121cm" svg:height="1.038cm" svg:x="4.043cm" svg:y="3.874cm">
          <draw:text-box>
            <text:p text:style-name="P3">3</text:p>
          </draw:text-box>
        </draw:frame>
        <draw:frame draw:style-name="gr11" draw:text-style-name="P3" draw:layer="layout" svg:width="1.145cm" svg:height="1.038cm" svg:x="5.937cm" svg:y="7.812cm">
          <draw:text-box>
            <text:p text:style-name="P3">4</text:p>
          </draw:text-box>
        </draw:frame>
        <draw:path draw:style-name="gr12" draw:text-style-name="P1" draw:layer="layout" svg:width="6.404cm" svg:height="2.921cm" draw:transform="skewX (0.0441568300754565) rotate (0.642106631808714) translate (0.783851568045219cm 5.8096071769548cm)" svg:viewBox="0 0 6405 2922" svg:d="m0 2922c2900 0 6405-2922 6405-2922">
          <text:p/>
        </draw:path>
        <draw:line draw:style-name="gr7" draw:text-style-name="P1" draw:layer="layout" svg:x1="11.507cm" svg:y1="7.812cm" svg:x2="11.488cm" svg:y2="1.973cm">
          <text:p/>
        </draw:line>
        <draw:path draw:style-name="gr12" draw:text-style-name="P1" draw:layer="layout" svg:width="5.866cm" svg:height="4.119cm" draw:transform="skewX (-0.0340339204138894) rotate (-1.71321519375763) translate (12.7679262523697cm 2.41962689217005cm)" svg:viewBox="0 0 5867 4120" svg:d="m0 4120c3063 0 5867-4120 5867-4120">
          <text:p/>
        </draw:path>
        <draw:line draw:style-name="gr2" draw:text-style-name="P1" draw:layer="layout" svg:x1="1.985cm" svg:y1="11.837cm" svg:x2="1.985cm" svg:y2="19.191cm">
          <text:p/>
        </draw:line>
        <draw:line draw:style-name="gr3" draw:text-style-name="P1" draw:layer="layout" svg:x1="1.985cm" svg:y1="19.191cm" svg:x2="12.77cm" svg:y2="19.191cm">
          <text:p/>
        </draw:line>
        <draw:frame draw:style-name="gr13" draw:text-style-name="P2" draw:layer="layout" svg:width="1.062cm" svg:height="1.213cm" svg:x="0.824cm" svg:y="11.553cm">
          <draw:text-box>
            <text:p text:style-name="P2">T</text:p>
          </draw:text-box>
        </draw:frame>
        <draw:frame draw:style-name="gr14" draw:text-style-name="P3" draw:layer="layout" svg:width="1.128cm" svg:height="1.209cm" svg:x="12.672cm" svg:y="19.391cm">
          <draw:text-box>
            <text:p text:style-name="P3">S</text:p>
          </draw:text-box>
        </draw:frame>
        <draw:line draw:style-name="gr6" draw:text-style-name="P1" draw:layer="layout" svg:x1="9.07cm" svg:y1="14.549cm" svg:x2="5.033cm" svg:y2="14.549cm">
          <text:p/>
        </draw:line>
        <draw:path draw:style-name="gr7" draw:text-style-name="P1" draw:layer="layout" svg:width="3.134cm" svg:height="2.325cm" draw:transform="skewX (-0.0279252680319093) rotate (-1.68546445865092) translate (7.35052944037674cm 14.7500601031352cm)" svg:viewBox="0 0 3135 2326" svg:d="m0 2326c1907-1 3135-2326 3135-2326">
          <text:p/>
        </draw:path>
        <draw:line draw:style-name="gr7" draw:text-style-name="P1" draw:layer="layout" svg:x1="6.992cm" svg:y1="17.865cm" svg:x2="9.07cm" svg:y2="17.865cm">
          <text:p/>
        </draw:line>
        <draw:frame draw:style-name="gr15" draw:text-style-name="P3" draw:layer="layout" svg:width="1.122cm" svg:height="1.038cm" svg:x="8.634cm" svg:y="17.865cm">
          <draw:text-box>
            <text:p text:style-name="P3">1'</text:p>
          </draw:text-box>
        </draw:frame>
        <draw:frame draw:style-name="gr9" draw:text-style-name="P3" draw:layer="layout" svg:width="1.122cm" svg:height="1.038cm" svg:x="7.981cm" svg:y="13.565cm">
          <draw:text-box>
            <text:p text:style-name="P3">2'</text:p>
          </draw:text-box>
        </draw:frame>
        <draw:frame draw:style-name="gr16" draw:text-style-name="P3" draw:layer="layout" svg:width="1.121cm" svg:height="1.038cm" svg:x="4.043cm" svg:y="13.602cm">
          <draw:text-box>
            <text:p text:style-name="P3">3'</text:p>
          </draw:text-box>
        </draw:frame>
        <draw:frame draw:style-name="gr17" draw:text-style-name="P3" draw:layer="layout" svg:width="1.122cm" svg:height="1.038cm" svg:x="5.468cm" svg:y="17.865cm">
          <draw:text-box>
            <text:p text:style-name="P3">4'</text:p>
          </draw:text-box>
        </draw:frame>
        <draw:path draw:style-name="gr12" draw:text-style-name="P1" draw:layer="layout" svg:width="6.405cm" svg:height="2.92cm" draw:transform="skewX (0.0441568300754565) rotate (0.642281164733913) translate (0.784072488875882cm 15.8634401075356cm)" svg:viewBox="0 0 6406 2921" svg:d="m0 2921c2900 0 6406-2921 6406-2921">
          <text:p/>
        </draw:path>
        <draw:line draw:style-name="gr7" draw:text-style-name="P1" draw:layer="layout" svg:x1="9.07cm" svg:y1="17.865cm" svg:x2="9.07cm" svg:y2="14.549cm">
          <text:p/>
        </draw:line>
        <draw:path draw:style-name="gr12" draw:text-style-name="P1" draw:layer="layout" svg:width="5.866cm" svg:height="4.119cm" draw:transform="skewX (-0.0340339204138894) rotate (-1.71321519375763) translate (12.7679262523697cm 12.4722290070363cm)" svg:viewBox="0 0 5867 4120" svg:d="m0 4120c3063 0 5867-4120 5867-4120">
          <text:p/>
        </draw:path>
        <draw:line draw:style-name="gr2" draw:text-style-name="P1" draw:layer="layout" svg:x1="14.921cm" svg:y1="1.785cm" svg:x2="14.921cm" svg:y2="9.139cm">
          <text:p/>
        </draw:line>
        <draw:line draw:style-name="gr3" draw:text-style-name="P1" draw:layer="layout" svg:x1="14.921cm" svg:y1="9.139cm" svg:x2="25.706cm" svg:y2="9.139cm">
          <text:p/>
        </draw:line>
        <draw:frame draw:style-name="gr13" draw:text-style-name="P2" draw:layer="layout" svg:width="1.062cm" svg:height="1.213cm" svg:x="13.76cm" svg:y="1.501cm">
          <draw:text-box>
            <text:p text:style-name="P2">P</text:p>
          </draw:text-box>
        </draw:frame>
        <draw:frame draw:style-name="gr18" draw:text-style-name="P3" draw:layer="layout" svg:width="1.057cm" svg:height="1.038cm" svg:x="24.6cm" svg:y="9.4cm">
          <draw:text-box>
            <text:p text:style-name="P3">H</text:p>
          </draw:text-box>
        </draw:frame>
        <draw:line draw:style-name="gr6" draw:text-style-name="P1" draw:layer="layout" svg:x1="11.488cm" svg:y1="1.973cm" svg:x2="9.103cm" svg:y2="4.495cm">
          <text:p/>
        </draw:line>
        <draw:path draw:style-name="gr12" draw:text-style-name="P1" draw:layer="layout" svg:width="8.982cm" svg:height="7.832cm" draw:transform="skewX (0.146782190092723) rotate (0.930260491312978) translate (15.6123702069502cm 7.61393870700669cm)" svg:viewBox="0 0 8983 7833" svg:d="m0 0c16054-5 5695 7833 5695 7833">
          <text:p/>
        </draw:path>
        <draw:line draw:style-name="gr2" draw:text-style-name="P1" draw:layer="layout" svg:x1="15.015cm" svg:y1="11.838cm" svg:x2="15.015cm" svg:y2="19.192cm">
          <text:p/>
        </draw:line>
        <draw:line draw:style-name="gr3" draw:text-style-name="P1" draw:layer="layout" svg:x1="15.015cm" svg:y1="19.192cm" svg:x2="25.8cm" svg:y2="19.192cm">
          <text:p/>
        </draw:line>
        <draw:frame draw:style-name="gr4" draw:text-style-name="P2" draw:layer="layout" svg:width="1.062cm" svg:height="1.214cm" svg:x="13.854cm" svg:y="11.553cm">
          <draw:text-box>
            <text:p text:style-name="P2">P</text:p>
          </draw:text-box>
        </draw:frame>
        <draw:frame draw:style-name="gr14" draw:text-style-name="P3" draw:layer="layout" svg:width="1.128cm" svg:height="1.209cm" svg:x="26.372cm" svg:y="19.392cm">
          <draw:text-box>
            <text:p text:style-name="P3">H</text:p>
          </draw:text-box>
        </draw:frame>
        <draw:line draw:style-name="gr7" draw:text-style-name="P1" draw:layer="layout" svg:x1="18.8cm" svg:y1="3.94cm" svg:x2="18.8cm" svg:y2="6.868cm">
          <text:p/>
        </draw:line>
        <draw:line draw:style-name="gr7" draw:text-style-name="P1" draw:layer="layout" svg:x1="18.8cm" svg:y1="6.868cm" svg:x2="24.612cm" svg:y2="6.868cm">
          <text:p/>
        </draw:line>
        <draw:path draw:style-name="gr6" draw:text-style-name="P1" draw:layer="layout" svg:width="2.927cm" svg:height="0.936cm" draw:transform="rotate (1.5707963267949) translate (24.6113808737427cm 6.86840140991084cm)" svg:viewBox="0 0 2928 937" svg:d="m0 0c2440 0 2928 937 2928 937">
          <text:p/>
        </draw:path>
        <draw:line draw:style-name="gr19" draw:text-style-name="P1" draw:layer="layout" svg:x1="18.8cm" svg:y1="3.94cm" svg:x2="25.549cm" svg:y2="3.94cm">
          <text:p/>
        </draw:line>
        <draw:path draw:style-name="gr12" draw:text-style-name="P1" draw:layer="layout" svg:width="8.982cm" svg:height="7.832cm" draw:transform="skewX (0.146782190092723) rotate (0.930260491312978) translate (15.6123702069502cm 17.7478802371746cm)" svg:viewBox="0 0 8983 7833" svg:d="m0 0c16054-5 5695 7833 5695 7833">
          <text:p/>
        </draw:path>
        <draw:line draw:style-name="gr7" draw:text-style-name="P1" draw:layer="layout" svg:x1="18.8cm" svg:y1="14.074cm" svg:x2="18.8cm" svg:y2="17.002cm">
          <text:p/>
        </draw:line>
        <draw:line draw:style-name="gr7" draw:text-style-name="P1" draw:layer="layout" svg:x1="18.8cm" svg:y1="17.002cm" svg:x2="23.112cm" svg:y2="17.002cm">
          <text:p/>
        </draw:line>
        <draw:path draw:style-name="gr6" draw:text-style-name="P1" draw:layer="layout" svg:width="2.927cm" svg:height="0.936cm" draw:transform="rotate (1.5707963267949) translate (23.111546014112cm 17.0023429400788cm)" svg:viewBox="0 0 2928 937" svg:d="m0 0c2440 0 2928 937 2928 937">
          <text:p/>
        </draw:path>
        <draw:line draw:style-name="gr19" draw:text-style-name="P1" draw:layer="layout" svg:x1="18.8cm" svg:y1="14.074cm" svg:x2="24.049cm" svg:y2="14.074cm">
          <text:p/>
        </draw:line>
        <draw:frame draw:style-name="gr15" draw:text-style-name="P3" draw:layer="layout" svg:width="1.122cm" svg:height="1.038cm" svg:x="23.487cm" svg:y="7.031cm">
          <draw:text-box>
            <text:p text:style-name="P3">1</text:p>
          </draw:text-box>
        </draw:frame>
        <draw:frame draw:style-name="gr11" draw:text-style-name="P4" draw:layer="layout" svg:width="1.146cm" svg:height="1.038cm" svg:x="17.862cm" svg:y="6.917cm">
          <draw:text-box>
            <text:p text:style-name="P4">4</text:p>
          </draw:text-box>
        </draw:frame>
        <draw:frame draw:style-name="gr9" draw:text-style-name="P3" draw:layer="layout" svg:width="1.122cm" svg:height="1.038cm" svg:x="24.424cm" svg:y="2.964cm">
          <draw:text-box>
            <text:p text:style-name="P3">2</text:p>
          </draw:text-box>
        </draw:frame>
        <draw:frame draw:style-name="gr10" draw:text-style-name="P3" draw:layer="layout" svg:width="1.121cm" svg:height="1.038cm" svg:x="17.866cm" svg:y="3.289cm">
          <draw:text-box>
            <text:p text:style-name="P3">3</text:p>
          </draw:text-box>
        </draw:frame>
        <draw:frame draw:style-name="gr8" draw:text-style-name="P3" draw:layer="layout" svg:width="1.122cm" svg:height="1.038cm" svg:x="22.174cm" svg:y="17.002cm">
          <draw:text-box>
            <text:p text:style-name="P3">1'</text:p>
          </draw:text-box>
        </draw:frame>
        <draw:frame draw:style-name="gr17" draw:text-style-name="P3" draw:layer="layout" svg:width="1.122cm" svg:height="1.038cm" svg:x="17.771cm" svg:y="16.921cm">
          <draw:text-box>
            <text:p text:style-name="P3">4'</text:p>
          </draw:text-box>
        </draw:frame>
        <draw:frame draw:style-name="gr9" draw:text-style-name="P3" draw:layer="layout" svg:width="1.122cm" svg:height="1.038cm" svg:x="23.864cm" svg:y="13.415cm">
          <draw:text-box>
            <text:p text:style-name="P3">2'</text:p>
          </draw:text-box>
        </draw:frame>
        <draw:frame draw:style-name="gr16" draw:text-style-name="P3" draw:layer="layout" svg:width="1.121cm" svg:height="1.038cm" svg:x="18.05cm" svg:y="13.417cm">
          <draw:text-box>
            <text:p text:style-name="P3">3'</text:p>
          </draw:text-box>
        </draw:frame>
        <draw:frame draw:style-name="gr20" draw:text-style-name="P5" draw:layer="layout" svg:width="6.966cm" svg:height="1.119cm" svg:x="10.305cm" svg:y="0.6cm">
          <draw:text-box>
            <text:p text:style-name="P5">Dry Compression</text:p>
          </draw:text-box>
        </draw:frame>
        <draw:frame draw:style-name="gr20" draw:text-style-name="P5" draw:layer="layout" svg:width="7.085cm" svg:height="1.119cm" svg:x="10.2cm" svg:y="10.4cm">
          <draw:text-box>
            <text:p text:style-name="P5">Wet Compression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erson Gomes</meta:initial-creator>
    <meta:creation-date>2013-04-09T16:48:33</meta:creation-date>
    <dc:date>2013-04-10T18:00:03</dc:date>
    <dc:creator>Jefferson Gomes</dc:creator>
    <meta:editing-duration>P1DT55M59S</meta:editing-duration>
    <meta:editing-cycles>3</meta:editing-cycles>
    <meta:generator>LibreOffice/3.5$Linux_X86_64 LibreOffice_project/350m1$Build-2</meta:generator>
    <meta:document-statistic meta:object-count="81"/>
  </office:meta>
</office:document-meta>
</file>